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11FD600009C4500002CF014D2C9C5.pdf" manifest:media-type="application/pdf"/>
  <manifest:file-entry manifest:full-path="Pictures/1000000100000EC40000043F7798E4E8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loext:decorative="false"/>
    </style:style>
    <style:style style:name="co1" style:family="table-column">
      <style:table-column-properties style:column-width="3.598cm" style:use-optimal-column-width="false"/>
    </style:style>
    <style:style style:name="co2" style:family="table-column">
      <style:table-column-properties style:column-width="3.60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0.43pt solid #000000"/>
    </style:style>
    <style:style style:name="ce2" style:family="table-cell">
      <loext:graphic-properties draw:textarea-vertical-align="middle"/>
      <style:paragraph-properties fo:text-align="center" fo:border="0.43pt solid #000000"/>
    </style:style>
    <style:style style:name="ce3" style:family="table-cell">
      <style:paragraph-properties fo:border="0.43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25cm" svg:height="4.291cm" svg:x="5.086cm" svg:y="19.861cm">
          <draw:image xlink:href="Pictures/10011FD600009C4500002CF014D2C9C5.pdf" xlink:type="simple" xlink:show="embed" xlink:actuate="onLoad" draw:mime-type="application/pdf">
            <text:p/>
          </draw:image>
          <draw:image xlink:href="Pictures/1000000100000EC40000043F7798E4E8.png" xlink:type="simple" xlink:show="embed" xlink:actuate="onLoad" draw:mime-type="image/png"/>
        </draw:frame>
        <draw:frame draw:style-name="gr2" draw:layer="layout" svg:width="17.999cm" svg:height="7.712cm" svg:x="1.75cm" svg:y="18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Numéro de Structure</text:p>
              </table:table-cell>
              <table:table-cell>
                <text:p text:style-name="P1">29</text:p>
              </table:table-cell>
              <table:table-cell>
                <text:p text:style-name="P1">15</text:p>
              </table:table-cell>
              <table:table-cell>
                <text:p text:style-name="P1">16</text:p>
              </table:table-cell>
              <table:table-cell>
                <text:p text:style-name="P1">17</text:p>
              </table:table-cell>
            </table:table-row>
            <table:table-row table:style-name="ro1" table:default-cell-style-name="ce3">
              <table:table-cell table:style-name="ce2">
                <text:p text:style-name="P1">Visuel</text:p>
              </table:table-cell>
              <table:table-cell>
                <text:p/>
                <text:p/>
                <text:p/>
                <text:p/>
                <text:p/>
                <text:p/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Énergie absorbée</text:p>
              </table:table-cell>
              <table:table-cell>
                <text:p text:style-name="P1">-</text:p>
              </table:table-cell>
              <table:table-cell>
                <text:p text:style-name="P1">12,54 J</text:p>
              </table:table-cell>
              <table:table-cell>
                <text:p text:style-name="P1">8,73 J</text:p>
              </table:table-cell>
              <table:table-cell>
                <text:p text:style-name="P1">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0T15:31:38.066000000</meta:creation-date>
    <dc:date>2024-02-20T15:39:18.546000000</dc:date>
    <meta:editing-duration>PT7M40S</meta:editing-duration>
    <meta:editing-cycles>2</meta:editing-cycles>
    <meta:generator>LibreOffice/7.6.4.1$Windows_X86_64 LibreOffice_project/e19e193f88cd6c0525a17fb7a176ed8e6a3e2aa1</meta:generator>
    <meta:document-statistic meta:object-count="2"/>
  </office:meta>
</office:document-meta>
</file>